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buggerSupport.addGlobalBreakpoint( Breakpoint break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buggerSupport.resume( final Long i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ebuggerSupport.removeGlobalBreakpoint( Breakpoint break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buggerSupport.suspend( final Long i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ebuggerSupport.getGlobalBreak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gerSupport.checkStep( ProcessInstanc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buggerSupport.getBreakpoints( Long p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buggerSupport.checkBreakPoints( ProcessInstanceEvent event , Breakpoint [ ] breakpo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buggerSupport.enable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gerSupport.run( BpelDAOConnection con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buggerSupport.DebuggerSupport( ODEProcess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buggerSupport.onEvent( BpelEvent eve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DebuggerSupport.addBreakpoint( Long pid , Breakpoint break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buggerSupport.terminate( final Long i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ebuggerSupport.step( final Long i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DebuggerSupport.removeBreakpoint( Long pid , Breakpoint breakpo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